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1000004093CAC0099B1B7371D.jpg" manifest:media-type="image/jpeg"/>
  <manifest:file-entry manifest:full-path="Pictures/100000000000056100000409AC63287EBB672374.jpg" manifest:media-type="image/jpeg"/>
  <manifest:file-entry manifest:full-path="Pictures/100000000000056100000409CA9F8BAB281E485E.jpg" manifest:media-type="image/jpeg"/>
  <manifest:file-entry manifest:full-path="Pictures/100000000000056100000409EB4286A81066B391.jpg" manifest:media-type="image/jpeg"/>
  <manifest:file-entry manifest:full-path="Pictures/100000000000056100000409F3979A3D20E3A43D.jpg" manifest:media-type="image/jpeg"/>
  <manifest:file-entry manifest:full-path="Pictures/10000000000005610000040925C2D75FDA89565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0e4e43" officeooo:paragraph-rsid="000e4e43"/>
    </style:style>
    <style:style style:name="T1" style:family="text">
      <style:text-properties officeooo:rsid="000f82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</text:span><draw:frame draw:style-name="fr1" draw:name="Picture 1" text:anchor-type="as-char" svg:width="15.886cm" svg:height="11.929cm" draw:z-index="0" draw:transform="translate (-7.943cm -5.9645cm) rotate (4.71238898038469) translate (7.943cm 5.9645cm)"><draw:image xlink:href="Pictures/100000000000056100000409CA9F8BAB281E485E.jpg" xlink:type="simple" xlink:show="embed" xlink:actuate="onLoad" loext:mime-type="image/jpeg"/><svg:desc>/Users/lalitkumar/Documents/course_reaction/IMG_3949.jpg</svg:desc></draw:frame>1<text:soft-page-break/><draw:frame draw:style-name="fr2" draw:name="Picture 2" text:anchor-type="as-char" svg:y="-17.503cm" svg:width="15.886cm" svg:height="13.848cm" draw:z-index="1" draw:transform="translate (-7.943cm 10.579cm) rotate (4.71238898038469) translate (7.943cm -10.579cm)"><draw:image xlink:href="Pictures/100000000000056100000409EB4286A81066B391.jpg" xlink:type="simple" xlink:show="embed" xlink:actuate="onLoad" loext:mime-type="image/jpeg"/><svg:desc>/Users/lalitkumar/Documents/course_reaction/IMG_3950.jpg</svg:desc></draw:frame><text:soft-page-break/><draw:frame draw:style-name="fr3" draw:name="Picture 3" text:anchor-type="as-char" svg:width="15.886cm" svg:height="12.599cm" draw:z-index="2" draw:transform="translate (-7.943cm -6.2995cm) rotate (4.71238898038469) translate (7.943cm 6.2995cm)"><draw:image xlink:href="Pictures/100000000000056100000409F3979A3D20E3A43D.jpg" xlink:type="simple" xlink:show="embed" xlink:actuate="onLoad" loext:mime-type="image/jpeg"/><svg:desc>/Users/lalitkumar/Documents/course_reaction/IMG_3951.jpg</svg:desc></draw:frame><text:soft-page-break/><draw:frame draw:style-name="fr2" draw:name="Picture 4" text:anchor-type="as-char" svg:y="-11.929cm" svg:width="15.886cm" svg:height="11.929cm" draw:z-index="3" draw:transform="translate (-7.943cm 5.9645cm) rotate (4.71238898038469) translate (7.943cm -5.9645cm)"><draw:image xlink:href="Pictures/10000000000005610000040925C2D75FDA895656.jpg" xlink:type="simple" xlink:show="embed" xlink:actuate="onLoad" loext:mime-type="image/jpeg"/><svg:desc>/Users/lalitkumar/Documents/course_reaction/IMG_3952.jpg</svg:desc></draw:frame><text:soft-page-break/><draw:frame draw:style-name="fr1" draw:name="Picture 5" text:anchor-type="as-char" svg:width="15.886cm" svg:height="11.929cm" draw:z-index="4" draw:transform="translate (-7.943cm -5.9645cm) rotate (4.71238898038469) translate (7.943cm 5.9645cm)"><draw:image xlink:href="Pictures/1000000000000561000004093CAC0099B1B7371D.jpg" xlink:type="simple" xlink:show="embed" xlink:actuate="onLoad" loext:mime-type="image/jpeg"/><svg:desc>/Users/lalitkumar/Documents/course_reaction/IMG_3953.jpg</svg:desc></draw:frame><draw:frame draw:style-name="fr1" draw:name="Picture 6" text:anchor-type="as-char" svg:width="15.886cm" svg:height="11.929cm" draw:z-index="5" draw:transform="translate (-7.943cm -5.9645cm) rotate (4.71238898038469) translate (7.943cm 5.9645cm)"><draw:image xlink:href="Pictures/100000000000056100000409AC63287EBB672374.jpg" xlink:type="simple" xlink:show="embed" xlink:actuate="onLoad" loext:mime-type="image/jpeg"/><svg:desc>/Users/lalitkumar/Documents/course_reaction/IMG_3954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4</meta:editing-cycles>
    <meta:creation-date>2018-11-10T02:57:00</meta:creation-date>
    <dc:date>2018-11-14T20:26:35.512787047</dc:date>
    <meta:editing-duration>P3DT2H27M22S</meta:editing-duration>
    <meta:generator>LibreOffice/6.1.2.1$Linux_X86_64 LibreOffice_project/2a903a68781eadf02ae41484151e885393b7fee3</meta:generator>
    <meta:document-statistic meta:table-count="0" meta:image-count="6" meta:object-count="0" meta:page-count="5" meta:paragraph-count="1" meta:word-count="1" meta:character-count="2" meta:non-whitespace-character-count="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